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3.755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xtral_results" table:style-name="ta1">
        <table:shapes>
          <draw:frame draw:z-index="0" draw:style-name="gr1" draw:text-style-name="P1" svg:width="9.578in" svg:height="6.5776in" svg:x="7.3185in" svg:y="0.387in">
            <draw:object draw:notify-on-update-of-ranges="Mixtral_results.A2:Mixtral_results.A48 Mixtral_results.C1:Mixtral_results.C1 Mixtral_results.C2:Mixtral_results.C48 Mixtral_results.D1:Mixtral_results.D1 Mixtral_results.D2:Mixtral_results.D48 Mixtral_results.E1:Mixtral_results.E1 Mixtral_results.E2:Mixtral_results.E48 Mixtral_results.F1:Mixtral_results.F1 Mixtral_results.F2:Mixtral_results.F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Mixtral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olor the country geo by learn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:.F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Hide the country geo from the map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3:.F3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olor the partner nodes by partner typ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:.F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Hide the Scale Centers nodes from the map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5:.F5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Switch to the statistics dashboa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C6:.F6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pass rate chart to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7:.F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bottom right chart to show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8:.F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9:.F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firs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0:.F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top lef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1:.F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credentials earned chart to a line char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2:.F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Activate demo mod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3:.F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Remove the last char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C14:.F1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Remove all the char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C15:.F15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6:.F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:.G16])/15" office:value-type="float" office:value="8.73333333333333" calcext:value-type="float">
            <text:p>8.7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olor the country geo by learne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18:.F1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Hide the country geo from the ma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19:.F19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olor the partner nodes by partner typ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0:.F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Hide the Scale Centers nodes from the map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21:.F21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Switch to the statistics dashboa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22:.F22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pass rate chart to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3:.F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bottom right chart to show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4:.F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5:.F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firs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6:.F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top lef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7:.F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credentials earned chart to a line ch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8:.F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Activate demo mod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9:.F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Remove the last chart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SUM([.C30:.F30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Remove all the chart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SUM([.C31:.F31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2:.F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18:.G32])/15" office:value-type="float" office:value="10.0666666666667" calcext:value-type="float">
            <text:p>10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olor the country geo by learne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C34:.F3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Hide the country geo from the ma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C35:.F35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olor the partner nodes by partner typ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6:.F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Hide the Scale Centers nodes from the map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37:.F37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Switch to the statistics dashboa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C38:.F38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pass rate chart to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9:.F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bottom right chart to show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0:.F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1:.F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firs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2:.F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top lef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3:.F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credentials earned chart to a line ch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:.F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Activate demo mod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5:.F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Remove the last char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C46:.F46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Remove all the chart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SUM([.C47:.F47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8:.F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34:.G48])/15" office:value-type="float" office:value="10.1333333333333" calcext:value-type="float">
            <text:p>10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1:.C48])" office:value-type="float" office:value="101" calcext:value-type="float">
            <text:p>101</text:p>
          </table:table-cell>
          <table:table-cell table:formula="of:=SUM([.D1:.D48])" office:value-type="float" office:value="106" calcext:value-type="float">
            <text:p>106</text:p>
          </table:table-cell>
          <table:table-cell table:formula="of:=SUM([.E1:.E48])" office:value-type="float" office:value="114" calcext:value-type="float">
            <text:p>114</text:p>
          </table:table-cell>
          <table:table-cell table:formula="of:=SUM([.F1:.F48])" office:value-type="float" office:value="113" calcext:value-type="float">
            <text:p>113</text:p>
          </table:table-cell>
          <table:table-cell table:formula="of:=SUM([.C50:.F50])"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5"/>
          <table:table-cell table:formula="of:=[.G50]/45" office:value-type="float" office:value="9.64444444444444" calcext:value-type="float">
            <text:p>9.6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sity?</text:p>
          </table:table-cell>
          <table:table-cell table:number-columns-repeated="5"/>
          <table:table-cell table:formula="of:=[.G50]/COUNTIF([.G2:.G48];&quot;&gt;0&quot;)" office:value-type="float" office:value="19.7272727272727" calcext:value-type="float">
            <text:p>19.727272727272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SUM([.H54:.H68])/15" office:value-type="float" office:value="10.1333333333333" calcext:value-type="float">
            <text:p>10.1333333333333</text:p>
          </table:table-cell>
          <table:table-cell table:formula="of:=SUM([.I54:.I68])/15" office:value-type="float" office:value="8.73333333333333" calcext:value-type="float">
            <text:p>8.7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5T12:07:27.994516612</dc:date>
    <meta:editing-duration>PT9H51M18S</meta:editing-duration>
    <meta:editing-cycles>5</meta:editing-cycles>
    <meta:generator>LibreOffice/7.3.7.2$Linux_X86_64 LibreOffice_project/30$Build-2</meta:generator>
    <meta:document-statistic meta:table-count="1" meta:cell-count="36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29cm" svg:height="16.708cm" xlink:href=".." xlink:type="simple" chart:class="chart:bar" chart:style-name="ch1">
        <chart:title svg:x="11.406cm" svg:y="0.47cm" chart:style-name="ch2">
          <text:p>Mixtral</text:p>
        </chart:title>
        <chart:legend chart:legend-position="end" svg:x="22.542cm" svg:y="7.308cm" style:legend-expansion="high" chart:style-name="ch3"/>
        <chart:plot-area chart:style-name="ch4" table:cell-range-address="Mixtral_results.A2:Mixtral_results.A48 Mixtral_results.C1:Mixtral_results.F48" chart:data-source-has-labels="both" svg:x="0.486cm" svg:y="1.583cm" svg:width="21.57cm" svg:height="14.791cm">
          <chart:coordinate-region svg:x="1.401cm" svg:y="1.782cm" svg:width="20.655cm" svg:height="12.939cm"/>
          <chart:axis chart:dimension="x" chart:name="primary-x" chart:style-name="ch5" chartooo:axis-type="auto">
            <chartooo:date-scale/>
            <chart:categories table:cell-range-address="Mixtral_results.A2:Mixtral_results.A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ixtral_results.C2:Mixtral_results.C48" chart:label-cell-address="Mixtral_results.C1:Mixtral_results.C1" chart:class="chart:bar">
            <chart:data-point chart:repeated="47"/>
          </chart:series>
          <chart:series chart:style-name="ch9" chart:values-cell-range-address="Mixtral_results.D2:Mixtral_results.D48" chart:label-cell-address="Mixtral_results.D1:Mixtral_results.D1" chart:class="chart:bar">
            <chart:data-point chart:repeated="47"/>
          </chart:series>
          <chart:series chart:style-name="ch10" chart:values-cell-range-address="Mixtral_results.E2:Mixtral_results.E48" chart:label-cell-address="Mixtral_results.E1:Mixtral_results.E1" chart:class="chart:bar">
            <chart:data-point chart:repeated="47"/>
          </chart:series>
          <chart:series chart:style-name="ch11" chart:values-cell-range-address="Mixtral_results.F2:Mixtral_results.F48" chart:label-cell-address="Mixtral_results.F1:Mixtral_results.F1" chart:class="chart:bar"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t</text:p>
                <draw:g>
                  <svg:desc>Mixtral_results.C1:Mixtral_results.C1</svg:desc>
                </draw:g>
              </table:table-cell>
              <table:table-cell office:value-type="string">
                <text:p>Llama</text:p>
                <draw:g>
                  <svg:desc>Mixtral_results.D1:Mixtral_results.D1</svg:desc>
                </draw:g>
              </table:table-cell>
              <table:table-cell office:value-type="string">
                <text:p>Mixtral</text:p>
                <draw:g>
                  <svg:desc>Mixtral_results.E1:Mixtral_results.E1</svg:desc>
                </draw:g>
              </table:table-cell>
              <table:table-cell office:value-type="string">
                <text:p>Qwen</text:p>
                <draw:g>
                  <svg:desc>Mixtral_results.F1:Mixtral_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1results</text:p>
                <draw:g>
                  <svg:desc>Mixtral_results.A2:Mixtral_results.A48</svg:desc>
                </draw:g>
              </table:table-cell>
              <table:table-cell office:value-type="float" office:value="1">
                <text:p>1</text:p>
                <draw:g>
                  <svg:desc>Mixtral_results.C2:Mixtral_results.C48</svg:desc>
                </draw:g>
              </table:table-cell>
              <table:table-cell office:value-type="float" office:value="2">
                <text:p>2</text:p>
                <draw:g>
                  <svg:desc>Mixtral_results.D2:Mixtral_results.D48</svg:desc>
                </draw:g>
              </table:table-cell>
              <table:table-cell office:value-type="float" office:value="0">
                <text:p>0</text:p>
                <draw:g>
                  <svg:desc>Mixtral_results.E2:Mixtral_results.E48</svg:desc>
                </draw:g>
              </table:table-cell>
              <table:table-cell office:value-type="float" office:value="1">
                <text:p>1</text:p>
                <draw:g>
                  <svg:desc>Mixtral_results.F2:Mixtral_results.F48</svg:desc>
                </draw:g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